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.getQuery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enchmark.testParse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.setCompress( boolean com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.setValidateParams( String validate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enchmark.testFindMethod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ingBenchmark.testFindMethodCo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enchmark.testParseJsonCo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enchmark.prep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.getValidate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.setSubmitParams( String submit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.setQueryParams( String query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enchmark.testFin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enchmark.testTo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enchmark.testToJsonCo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.getStruc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.isComp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.getSubmit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.setStructures( String struc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